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egoe UI" svg:font-family="'Segoe UI', system-ui, 'Apple Color Emoji', 'Segoe UI Emoji', sans-serif"/>
    <style:font-face style:name="Arial1" svg:font-family="Arial" style:font-family-generic="swiss"/>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79beb" officeooo:paragraph-rsid="00079beb"/>
    </style:style>
    <style:style style:name="P2" style:family="paragraph" style:parent-style-name="Standard">
      <style:text-properties officeooo:paragraph-rsid="00079beb"/>
    </style:style>
    <style:style style:name="P3" style:family="paragraph" style:parent-style-name="Standard">
      <style:text-properties officeooo:rsid="000828d8" officeooo:paragraph-rsid="000828d8"/>
    </style:style>
    <style:style style:name="P4" style:family="paragraph" style:parent-style-name="Standard">
      <style:text-properties fo:font-size="14pt" officeooo:rsid="000828d8" officeooo:paragraph-rsid="000828d8" style:font-size-asian="14pt" style:font-size-complex="14pt"/>
    </style:style>
    <style:style style:name="P5" style:family="paragraph" style:parent-style-name="Standard">
      <style:paragraph-properties fo:orphans="2" fo:widows="2"/>
      <style:text-properties fo:font-variant="normal" fo:text-transform="none" style:font-name="Segoe UI" fo:font-size="7pt" fo:letter-spacing="normal" fo:font-style="normal" fo:font-weight="normal"/>
    </style:style>
    <style:style style:name="P6" style:family="paragraph" style:parent-style-name="Text_20_body">
      <style:paragraph-properties fo:orphans="2" fo:widows="2"/>
      <style:text-properties fo:font-variant="normal" fo:text-transform="none" style:font-name="Linux Libertine G" fo:font-size="10.5pt" fo:letter-spacing="normal" fo:font-style="normal" fo:font-weight="bold" style:font-size-asian="10.5pt" style:font-size-complex="10.5pt"/>
    </style:style>
    <style:style style:name="P7" style:family="paragraph" style:parent-style-name="Text_20_body">
      <style:paragraph-properties fo:margin-left="0cm" fo:margin-right="0cm" fo:orphans="2" fo:widows="2" fo:text-indent="0cm" style:auto-text-indent="false"/>
      <style:text-properties fo:font-variant="normal" fo:text-transform="none" style:font-name="Segoe UI" fo:font-size="10.5pt" fo:letter-spacing="normal" fo:font-style="normal" fo:font-weight="bold" style:font-size-asian="10.5pt" style:font-size-complex="10.5pt"/>
    </style:style>
    <style:style style:name="P8" style:family="paragraph" style:parent-style-name="Standard">
      <style:paragraph-properties fo:orphans="2" fo:widows="2"/>
      <style:text-properties fo:font-variant="normal" fo:text-transform="none" style:font-name="Linux Libertine G" fo:font-size="14pt" fo:letter-spacing="normal" fo:font-style="normal" fo:font-weight="normal" officeooo:paragraph-rsid="000828d8" style:font-size-asian="14pt" style:font-size-complex="14pt"/>
    </style:style>
    <style:style style:name="P9" style:family="paragraph" style:parent-style-name="Standard">
      <style:text-properties fo:font-size="14pt" officeooo:rsid="000828d8" officeooo:paragraph-rsid="000828d8" style:font-size-asian="14pt" style:font-size-complex="14pt"/>
    </style:style>
    <style:style style:name="P10" style:family="paragraph" style:parent-style-name="Standard">
      <style:text-properties officeooo:rsid="00095e90" officeooo:paragraph-rsid="00095e90"/>
    </style:style>
    <style:style style:name="P11" style:family="paragraph" style:parent-style-name="Standard">
      <style:text-properties officeooo:rsid="00079beb" officeooo:paragraph-rsid="00079beb"/>
    </style:style>
    <style:style style:name="P12" style:family="paragraph" style:parent-style-name="Standard">
      <style:text-properties officeooo:rsid="00079beb" officeooo:paragraph-rsid="000a1a96"/>
    </style:style>
    <style:style style:name="P13" style:family="paragraph" style:parent-style-name="Standard">
      <style:text-properties officeooo:rsid="000a1a96" officeooo:paragraph-rsid="000a1a96"/>
    </style:style>
    <style:style style:name="P14" style:family="paragraph" style:parent-style-name="Standard">
      <style:text-properties officeooo:rsid="000828d8" officeooo:paragraph-rsid="000828d8"/>
    </style:style>
    <style:style style:name="T1" style:family="text">
      <style:text-properties officeooo:rsid="00079beb"/>
    </style:style>
    <style:style style:name="T2" style:family="text">
      <style:text-properties fo:font-variant="normal" fo:text-transform="none" style:font-name="Linux Libertine G" fo:font-size="14pt" fo:letter-spacing="normal" fo:font-style="normal" fo:font-weight="normal" style:font-size-asian="14pt" style:font-size-complex="14pt"/>
    </style:style>
    <style:style style:name="T3" style:family="text">
      <style:text-properties fo:font-variant="normal" fo:text-transform="none" style:font-name="Linux Libertine G" fo:font-size="14pt" fo:letter-spacing="normal" fo:font-style="normal" fo:font-weight="normal" officeooo:rsid="00079beb" style:font-size-asian="14pt" style:font-size-complex="14pt"/>
    </style:style>
    <style:style style:name="T4" style:family="text">
      <style:text-properties style:font-name="Linux Libertine G" fo:font-size="14pt" style:font-size-asian="14pt" style:font-size-complex="14pt"/>
    </style:style>
    <style:style style:name="T5" style:family="text">
      <style:text-properties style:font-name="Linux Libertine G" fo:font-size="14pt" officeooo:rsid="00079beb" style:font-size-asian="14pt" style:font-size-complex="14pt"/>
    </style:style>
    <style:style style:name="T6" style:family="text">
      <style:text-properties officeooo:rsid="000a1a96"/>
    </style:style>
    <style:style style:name="T7" style:family="text">
      <style:text-properties officeooo:rsid="000b2e4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7">Problem Definition</text:p>
      <text:p text:style-name="P6">The Baby Toy Company was selling premium toys but the business had been stagnant over the years. They are looking at bringing in new offerings to increase revenue. A survey was conducted on kids and their preference for toys and it was found that attention span/engagement with a new toy lasts only few days for kids and they start demanding a new one within a week. However, the survey also brought out that parents found affording premium toys difficult. Like any business, they saw an opportunity here and decided to launch a new offering of premium toys being available on rent and directed the IT team to make rental option for customers available on their online</text:p>
      <text:p text:style-name="Standard"/>
      <text:p text:style-name="P10">specification:</text:p>
      <text:p text:style-name="P10"><text:s text:c="9"/>first you want to enter your details to get a toy rental</text:p>
      <text:p text:style-name="P10"><text:s text:c="9"/>The customer have an option to choose a toy from the toy categories and they can enter the total number of days they want the toy for rent.</text:p>
      <text:p text:style-name="P10"><text:s text:c="9"/>If the selected toy is available they want to pay a security deposit and they also want to pay the rental amount.</text:p>
      <text:p text:style-name="P10"><text:s text:c="8"/>The customer should accept the terms and condition while paying the amount <text:span text:style-name="T6">and placing the order</text:span>. if there is any breakage in the toy the security amount is not return to the customer.</text:p>
      <text:p text:style-name="P10"><text:s text:c="9"/>There will be remainder before one day when they want to return the toy <text:span text:style-name="T6">to the shop</text:span>.</text:p>
      <text:p text:style-name="P10"><text:s text:c="9"/>And there will be feedback session.</text:p>
      <text:p text:style-name="P10"><text:s/></text:p>
      <text:p text:style-name="P1">As considering the situation i will sprint in this order</text:p>
      <text:p text:style-name="P1"/>
      <text:p text:style-name="P1">sprint 1:</text:p>
      <text:p text:style-name="P2"><text:span text:style-name="T1"><text:s text:c="4"/></text:span><text:span text:style-name="T5"><text:s/></text:span><text:span text:style-name="T2">Re</text:span><text:span text:style-name="T3">n</text:span><text:span text:style-name="T2">tal feature, Security Deposit and Display of Rental products</text:span></text:p>
      <text:p text:style-name="P1"><text:s text:c="7"/>Because, this are the very important features in which the customer except in the initial level.</text:p>
      <text:p text:style-name="P1">After going further sprint we add on new feature to it.</text:p>
      <text:p text:style-name="P1"/>
      <text:p text:style-name="P1">Sprint 2:</text:p>
      <text:p text:style-name="P2"><text:span text:style-name="T1"><text:s text:c="5"/></text:span><text:span text:style-name="T2">Filter &amp; Sort, Video tutorial, Feedback &amp; review</text:span></text:p>
      <text:p text:style-name="P1"><text:s text:c="9"/><text:span text:style-name="T6">filter and sorting is use to save time and easy to customers to choose a toy and video tutorial gives a clear clarification about how to use the toy. The feedback is very important to shop owner to <text:s text:c="2"/></text:span></text:p>
      <text:p text:style-name="P13">rectify the mistakes and easy to understand the customer what they excepting.</text:p>
      <text:p text:style-name="P13"/>
      <text:p text:style-name="P1">Sprint 3:</text:p>
      <text:p text:style-name="P2"><text:span text:style-name="T1"><text:s text:c="4"/></text:span><text:span text:style-name="T5"><text:s/></text:span><text:span text:style-name="T2">Q &amp; A, Premium Membership, Renewal, Reminder</text:span></text:p>
      <text:p text:style-name="P12"><text:s text:c="18"/><text:span text:style-name="T6">As a shopkeeper view this are the most important one. It will help the business and easily to understand customer mind. It will keep the customer to use the website again and again by giving attractive offers.</text:span></text:p>
      <text:p text:style-name="P12"><text:s text:c="14"/><text:span text:style-name="T6"><text:s/>Reminder feature used to customer to avoid any delay in return. </text:span></text:p>
      <text:p text:style-name="P4">Sprint 4:</text:p>
      <text:p text:style-name="P8"><text:s text:c="6"/>Bulk ordering, Upgrading a product, Product notification</text:p>
      <text:p text:style-name="P3"><text:s text:c="12"/><text:span text:style-name="T7">which will enlarge the company production. Where the user able to upgrade their products and product notification shows the product in the cart and new products to the user.</text:span></text:p>
      <text:p text:style-name="P3"/>
      <text:p text:style-name="P4">Sprint 5:</text:p>
      <text:p text:style-name="P5"><text:s text:c="12"/><text:span text:style-name="T4">Recommendation System</text:span></text:p>
      <text:p text:style-name="P4"><text:s text:c="13"/><text:span text:style-name="T7">which is show the relevant products that the customer had purchased</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egoe UI" svg:font-family="'Segoe UI', system-ui, 'Apple Color Emoji', 'Segoe UI Emoji', sans-serif"/>
    <style:font-face style:name="Arial1" svg:font-family="Arial" style:font-family-generic="swiss"/>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30T22:02:52.479000000</meta:creation-date>
    <dc:date>2021-08-31T08:47:21.796000000</dc:date>
    <meta:editing-duration>PT12M25S</meta:editing-duration>
    <meta:editing-cycles>2</meta:editing-cycles>
    <meta:generator>LibreOffice/7.0.4.2$Windows_X86_64 LibreOffice_project/dcf040e67528d9187c66b2379df5ea4407429775</meta:generator>
    <meta:document-statistic meta:table-count="0" meta:image-count="0" meta:object-count="0" meta:page-count="1" meta:paragraph-count="29" meta:word-count="455" meta:character-count="2746" meta:non-whitespace-character-count="2154"/>
  </office:meta>
</office:document-meta>
</file>